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unifont" svg:font-family="unifont"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При проверке конечных дискретных моделей для обхода ограничений, накладываемых</text:p>
      <text:p text:style-name="Standard">объемом доступной памяти, может использоваться параллельная генерация и распределенное</text:p>
      <text:p text:style-name="Standard">хранение пространства состояний. Эффективность такого подхода зависит от выбора функции распределения состояний между вычислительными узлами. Рассмотрен выбор этой функции, позволяющий уменьшить время проверки модели за счет уменьшения числа удаленных вызовов между узлами. Приведены результаты экспериментов, полученные при помощи прототипа средства для проверки моделей.</text:p>
      <text:p text:style-name="Standard"/>
      <text:p text:style-name="Standard">Parallel statespace generation with distributed storage can be used in modelchecking to circumvent limitations set by the amount of memory available. The effectiveness of this method depends on the choice of function used to partition states between computing nodes. We propose a partitioning function that makes verification faster due to reducing the number of remote calls made between nodes. We provide results of experiments made with a prototype of a parallel modelchecking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nifont1" svg:font-family="unifont"/>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unifont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unifon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Korotkov</meta:initial-creator>
    <meta:creation-date>2011-11-06T23:40:46</meta:creation-date>
    <meta:document-statistic meta:table-count="0" meta:image-count="0" meta:object-count="0" meta:page-count="1" meta:paragraph-count="4" meta:word-count="134" meta:character-count="1021" meta:non-whitespace-character-count="891"/>
    <dc:date>2011-11-06T23:44:25</dc:date>
    <dc:creator>Ivan Korotkov</dc:creator>
    <meta:editing-duration>PT3M40S</meta:editing-duration>
    <meta:editing-cycles>1</meta:editing-cycles>
    <meta:generator>LibreOffice/3.4$Linux LibreOffice_project/340m1$Build-203</meta:generator>
  </office:meta>
</office:document-meta>
</file>